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EC0000031A8E28C7835182087C.jpg"/>
  <manifest:file-entry manifest:media-type="" manifest:full-path="Pictures/10000000000006000000036063DED21E.bmp"/>
  <manifest:file-entry manifest:media-type="image/jpeg" manifest:full-path="Pictures/1000000000000480000002887F810F4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e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e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85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style:paragraph-properties fo:margin-left="0cm" fo:margin-right="0cm" fo:margin-top="0cm" fo:margin-bottom="0cm" fo:text-align="center" fo:text-indent="0cm" style:text-autospace="none"/>
      <style:text-properties fo:color="#000000" fo:font-family="'Segoe UI Semibold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style:paragraph-properties fo:margin-left="0cm" fo:margin-right="0cm" fo:margin-top="0cm" fo:margin-bottom="0cm" fo:text-align="center" fo:text-indent="0cm" style:text-autospace="none"/>
      <style:text-properties fo:color="#000000" fo:font-family="'Segoe UI'" fo:font-size="32pt" fo:text-shadow="none" fo:font-weight="bold" style:font-family-asian="'Segoe UI'" style:font-size-asian="32pt" style:font-weight-asian="bold" style:font-family-complex="'Segoe UI'" style:font-size-complex="32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margin-top="0cm" fo:margin-bottom="0cm" fo:text-align="center" fo:text-indent="0cm" style:text-autospace="none"/>
      <style:text-properties fo:color="#000000" fo:font-family="'Segoe UI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fo:color="#000000" fo:font-family="'Segoe UI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 style:text-autospace="none"/>
      <style:text-properties fo:color="#000000" fo:font-family="'Segoe UI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text-align="start" style:text-autospace="none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 style:text-autospace="none"/>
      <style:text-properties fo:color="#ffffff" fo:font-family="'Segoe UI'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T2" style:family="text">
      <style:text-properties fo:color="#000000" fo:font-family="'Segoe UI'" style:font-family-generic="swiss" style:font-pitch="variable" fo:font-size="32pt" fo:text-shadow="none" fo:font-weight="bold" style:font-family-asian="'Segoe UI'" style:font-size-asian="32pt" style:font-weight-asian="bold" style:font-family-complex="'Segoe UI'" style:font-size-complex="32pt" style:font-weight-complex="bold"/>
    </style:style>
    <style:style style:name="T3" style:family="text">
      <style:text-properties fo:color="#000000" fo:font-family="'Segoe UI'" style:font-family-generic="swiss" style:font-pitch="variable" fo:font-size="36pt" fo:text-shadow="none" fo:font-weight="bold" style:font-family-asian="'Segoe UI'" style:font-size-asian="36pt" style:font-weight-asian="bold" style:font-family-complex="'Segoe UI'" style:font-size-complex="36pt" style:font-weight-complex="bold"/>
    </style:style>
    <style:style style:name="T4" style:family="text">
      <style:text-properties fo:color="#000000" fo:font-family="'Segoe UI'" style:font-family-generic="swiss" style:font-pitch="variable" fo:font-size="24pt" fo:text-shadow="none" fo:font-weight="bold" style:font-family-asian="'Segoe UI'" style:font-size-asian="24pt" style:font-weight-asian="bold" style:font-family-complex="'Segoe UI'" style:font-size-complex="24pt" style:font-weight-complex="bold"/>
    </style:style>
    <style:style style:name="T5" style:family="text">
      <style:text-properties fo:color="#000000" style:text-outline="false" style:text-line-through-style="none" fo:font-family="'Segoe UI'" style:font-family-generic="swiss" style:font-pitch="variable" fo:font-size="36pt" fo:font-style="normal" fo:text-shadow="none" style:text-underline-style="none" fo:font-weight="bold" style:letter-kerning="true" style:font-family-asian="'Microsoft YaHei'" style:font-family-generic-asian="system" style:font-pitch-asian="variable" style:font-size-asian="36pt" style:font-style-asian="normal" style:font-weight-asian="bold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'Segoe UI Semibold'" style:font-family-generic="swiss" style:font-pitch="variable" fo:font-size="20pt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font-style-asian="normal" style:font-weight-asian="bold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family="'Segoe UI Semibold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57cm" svg:height="3.063cm" svg:x="1.524cm" svg:y="0.508cm">
          <draw:text-box>
            <text:p text:style-name="P1"><text:span text:style-name="T1">HYMN #335</text:span></text:p>
            <text:p text:style-name="P1"><text:span text:style-name="T2">“</text:span><text:span text:style-name="T2">O Bride of Christ, Rejoi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3" draw:layer="layout" svg:width="24.57cm" svg:height="10.391cm" svg:x="1.592cm" svg:y="0.508cm">
          <draw:text-box>
            <text:p text:style-name="P1"><text:span text:style-name="T3">1. O bride of Christ, rejoice; </text:span></text:p>
            <text:p text:style-name="P1"><text:span text:style-name="T3">Exultant raise thy voice </text:span></text:p>
            <text:p text:style-name="P1"><text:span text:style-name="T3">To hail the day of glory </text:span></text:p>
            <text:p text:style-name="P1"><text:span text:style-name="T3">Foretold in sacred story.</text:span></text:p>
            <text:p text:style-name="P1"><text:span text:style-name="T3"/></text:p>
            <text:p text:style-name="P1"><text:span text:style-name="T4"><text:s/></text:span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5" draw:layer="layout" svg:width="25.4cm" svg:height="8.701cm" svg:x="1.317cm" svg:y="0.732cm">
          <draw:text-box>
            <text:p text:style-name="P1"><text:span text:style-name="T3">Refrain: </text:span></text:p>
            <text:p text:style-name="P1"><text:span text:style-name="T3">Hosanna, praise, and glory! </text:span></text:p>
            <text:p text:style-name="P1"><text:span text:style-name="T3">Our King, we bow before Thee.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4" draw:text-style-name="P7" draw:layer="layout" svg:width="25.4cm" svg:height="8.701cm" svg:x="1.27cm" svg:y="0.762cm">
          <draw:text-box>
            <text:p text:style-name="P6"><text:span text:style-name="T5">2. Let shouts of gladness rise </text:span></text:p>
            <text:p text:style-name="P6"><text:span text:style-name="T5">Triumphant to the skies. </text:span></text:p>
            <text:p text:style-name="P6"><text:span text:style-name="T5">Now comes the King most glorious </text:span></text:p>
            <text:p text:style-name="P6"><text:span text:style-name="T5">To reign o’er all victorious.</text:span></text:p>
            <text:p text:style-name="P6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5" draw:text-style-name="P7" draw:layer="layout" svg:width="25.4cm" svg:height="7.011cm" svg:x="1.27cm" svg:y="0.863cm">
          <draw:text-box>
            <text:p text:style-name="P6"><text:span text:style-name="T5">Refrain: </text:span></text:p>
            <text:p text:style-name="P6"><text:span text:style-name="T5">Hosanna, praise, and glory! </text:span></text:p>
            <text:p text:style-name="P6"><text:span text:style-name="T5">Our King, we bow before Thee.</text:span></text:p>
            <text:p text:style-name="P6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4" draw:text-style-name="P7" draw:layer="layout" svg:width="25.4cm" svg:height="8.701cm" svg:x="1.27cm" svg:y="0.762cm">
          <draw:text-box>
            <text:p text:style-name="P6"><text:span text:style-name="T5">3. A humble beast He rides, </text:span></text:p>
            <text:p text:style-name="P6"><text:span text:style-name="T5">Yet as a King presides; </text:span></text:p>
            <text:p text:style-name="P6"><text:span text:style-name="T5">Though not arrayed in splendor, </text:span></text:p>
            <text:p text:style-name="P6"><text:span text:style-name="T5">He makes the grave surrender.</text:span></text:p>
            <text:p text:style-name="P6"><text:span text:style-name="T5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5" draw:text-style-name="P8" draw:layer="layout" svg:width="25.4cm" svg:height="7.011cm" svg:x="1.222cm" svg:y="0.898cm">
          <draw:text-box>
            <text:p text:style-name="P6"><text:span text:style-name="T5">Refrain: </text:span></text:p>
            <text:p text:style-name="P6"><text:span text:style-name="T5">Hosanna, praise, and glory! </text:span></text:p>
            <text:p text:style-name="P6"><text:span text:style-name="T5">Our King, we bow before Thee.</text:span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4" draw:text-style-name="P7" draw:layer="layout" svg:width="25.4cm" svg:height="8.701cm" svg:x="1.294cm" svg:y="0.874cm">
          <draw:text-box>
            <text:p text:style-name="P6"><text:span text:style-name="T5">4. The weak and timid find </text:span></text:p>
            <text:p text:style-name="P6"><text:span text:style-name="T5">How meek He is and kind; </text:span></text:p>
            <text:p text:style-name="P6"><text:span text:style-name="T5">To them He gives a treasure </text:span></text:p>
            <text:p text:style-name="P6"><text:span text:style-name="T5">Of bliss beyond all measure.</text:span></text:p>
            <text:p text:style-name="P6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5" draw:text-style-name="P8" draw:layer="layout" svg:width="25.4cm" svg:height="7.011cm" svg:x="1.27cm" svg:y="0.921cm">
          <draw:text-box>
            <text:p text:style-name="P6"><text:span text:style-name="T5">Refrain:</text:span></text:p>
            <text:p text:style-name="P6"><text:span text:style-name="T5"><text:s/></text:span><text:span text:style-name="T5">Hosanna, praise, and glory! </text:span></text:p>
            <text:p text:style-name="P6"><text:span text:style-name="T5">Our King, we bow before Thee.</text:span></text:p>
            <text:p text:style-name="P6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9" presentation:presentation-page-layout-name="AL1T0">
        <draw:frame draw:style-name="gr4" draw:text-style-name="P7" draw:layer="layout" svg:width="25.4cm" svg:height="8.701cm" svg:x="1.27cm" svg:y="0.851cm">
          <draw:text-box>
            <text:p text:style-name="P6"><text:span text:style-name="T5">5. Then go thy Lord to meet; </text:span></text:p>
            <text:p text:style-name="P6"><text:span text:style-name="T5">Strew palm leaves at His feet; </text:span></text:p>
            <text:p text:style-name="P6"><text:span text:style-name="T5">Thy garments spread before Him </text:span></text:p>
            <text:p text:style-name="P6"><text:span text:style-name="T5">And honor and adore Him.</text:span></text:p>
            <text:p text:style-name="P6"><text:span text:style-name="T5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0" presentation:presentation-page-layout-name="AL1T0">
        <draw:frame draw:style-name="gr6" draw:text-style-name="P11" draw:layer="layout" svg:width="25.4cm" svg:height="13.199cm" svg:x="1.27cm" svg:y="0.863cm">
          <draw:text-box>
            <text:p text:style-name="P6"><text:span text:style-name="T5">Refrain: </text:span></text:p>
            <text:p text:style-name="P6"><text:span text:style-name="T5">Hosanna, praise, and glory! </text:span></text:p>
            <text:p text:style-name="P6"><text:span text:style-name="T5">Our King, we bow before Thee.</text:span></text:p>
            <text:p text:style-name="P6"><text:span text:style-name="T5"/></text:p>
            <text:p text:style-name="P6"><text:span text:style-name="T5"/></text:p>
            <text:p text:style-name="P9"><text:span text:style-name="T5"><text:s/></text:span><text:span text:style-name="T6">© 1978 Lutheran Book of Worship.</text:span></text:p>
            <text:p text:style-name="P10"><text:span text:style-name="T7"><text:s text:c="8"/></text:span><text:span text:style-name="T7">Used by permission:</text:span></text:p>
            <text:p text:style-name="P10"><text:span text:style-name="T7"><text:s text:c="8"/></text:span><text:span text:style-name="T7">LSB Hymn License</text:span></text:p>
            <text:p text:style-name="P10"><text:span text:style-name="T7"><text:s text:c="8"/></text:span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6000000036063DED21E.bmp" xlink:type="simple" xlink:show="embed" xlink:actuate="onLoad"/>
    <draw:fill-image draw:name="Bitmape_20_10" draw:display-name="Bitmape 10" xlink:href="Pictures/10000000000006000000036063DED21E.bmp" xlink:type="simple" xlink:show="embed" xlink:actuate="onLoad"/>
    <draw:fill-image draw:name="Bitmape_20_11" draw:display-name="Bitmape 11" xlink:href="Pictures/10000000000006000000036063DED21E.bmp" xlink:type="simple" xlink:show="embed" xlink:actuate="onLoad"/>
    <draw:fill-image draw:name="Bitmape_20_2" draw:display-name="Bitmape 2" xlink:href="Pictures/10000000000006000000036063DED21E.bmp" xlink:type="simple" xlink:show="embed" xlink:actuate="onLoad"/>
    <draw:fill-image draw:name="Bitmape_20_3" draw:display-name="Bitmape 3" xlink:href="Pictures/10000000000006000000036063DED21E.bmp" xlink:type="simple" xlink:show="embed" xlink:actuate="onLoad"/>
    <draw:fill-image draw:name="Bitmape_20_4" draw:display-name="Bitmape 4" xlink:href="Pictures/10000000000006000000036063DED21E.bmp" xlink:type="simple" xlink:show="embed" xlink:actuate="onLoad"/>
    <draw:fill-image draw:name="Bitmape_20_5" draw:display-name="Bitmape 5" xlink:href="Pictures/10000000000006000000036063DED21E.bmp" xlink:type="simple" xlink:show="embed" xlink:actuate="onLoad"/>
    <draw:fill-image draw:name="Bitmape_20_6" draw:display-name="Bitmape 6" xlink:href="Pictures/10000000000006000000036063DED21E.bmp" xlink:type="simple" xlink:show="embed" xlink:actuate="onLoad"/>
    <draw:fill-image draw:name="Bitmape_20_7" draw:display-name="Bitmape 7" xlink:href="Pictures/10000000000006000000036063DED21E.bmp" xlink:type="simple" xlink:show="embed" xlink:actuate="onLoad"/>
    <draw:fill-image draw:name="Bitmape_20_8" draw:display-name="Bitmape 8" xlink:href="Pictures/10000000000006000000036063DED21E.bmp" xlink:type="simple" xlink:show="embed" xlink:actuate="onLoad"/>
    <draw:fill-image draw:name="Bitmape_20_9" draw:display-name="Bitmape 9" xlink:href="Pictures/10000000000006000000036063DED21E.bmp" xlink:type="simple" xlink:show="embed" xlink:actuate="onLoad"/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25T09:37:29.914000000</meta:creation-date>
    <dc:title>Hymn template</dc:title>
    <meta:editing-duration>PT26M58S</meta:editing-duration>
    <meta:editing-cycles>16</meta:editing-cycles>
    <meta:generator>OpenOffice/4.1.5$Win32 OpenOffice.org_project/415m1$Build-9789</meta:generator>
    <meta:initial-creator>Arthur Hoch</meta:initial-creator>
    <dc:date>2019-05-01T12:44:55.48</dc:date>
    <dc:creator>Jeff Neumann</dc:creator>
    <meta:document-statistic meta:object-count="210"/>
    <meta:template xlink:type="simple" xlink:actuate="onRequest" xlink:title="Hymn template" xlink:href="../../AppData/Roaming/LibreOffice/4/user/template/Worship%20Templsates/Hymn%20template.otp" meta:date="2014-11-25T09:37:29.61"/>
  </office:meta>
</office:document-meta>
</file>